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Preformatted_20_Text" style:list-style-name="L1"/>
    <style:style style:name="P4" style:family="paragraph" style:parent-style-name="Preformatted_20_Text" style:list-style-name="L1">
      <style:paragraph-properties fo:margin-top="0in" fo:margin-bottom="0.1965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дай 3 примера инкапсуляции ООП php</text:p>
      <text:p text:style-name="Standard">ChatGPT</text:p>
      <text:p text:style-name="P1">ChatGPT</text:p>
      <text:p text:style-name="Text_20_body">Конечно! Вот три примера инкапсуляции в объектно-ориентированном программировании на PHP:</text:p>
      <text:list xml:id="list9016752194616971899" text:style-name="L1">
        <text:list-item>
          <text:p text:style-name="P2"><text:span text:style-name="Strong_20_Emphasis">Приватные свойства и методы:</text:span> В этом случае данные и методы класса доступны только внутри самого класса. Они не могут быть доступны извне, что обеспечивает контроль доступа к ним.</text:p>
          <text:p text:style-name="P3">php</text:p>
          <text:p text:style-name="P3">Copy code</text:p>
          <text:p text:style-name="P3"><text:span text:style-name="Source_20_Text">class Car {</text:span></text:p>
          <text:p text:style-name="P3"><text:span text:style-name="Source_20_Text"><text:s text:c="4"/>private $model;</text:span></text:p>
          <text:p text:style-name="P3"/>
          <text:p text:style-name="P3"><text:span text:style-name="Source_20_Text"><text:s text:c="4"/>public function setModel($model) {</text:span></text:p>
          <text:p text:style-name="P3"><text:span text:style-name="Source_20_Text"><text:s text:c="8"/>$this-&gt;model = $model;</text:span></text:p>
          <text:p text:style-name="P3"><text:span text:style-name="Source_20_Text"><text:s text:c="4"/>}</text:span></text:p>
          <text:p text:style-name="P3"/>
          <text:p text:style-name="P3"><text:span text:style-name="Source_20_Text"><text:s text:c="4"/>public function getModel() {</text:span></text:p>
          <text:p text:style-name="P3"><text:span text:style-name="Source_20_Text"><text:s text:c="8"/>return $this-&gt;model;</text:span></text:p>
          <text:p text:style-name="P3"><text:span text:style-name="Source_20_Text"><text:s text:c="4"/>}</text:span></text:p>
          <text:p text:style-name="P3"><text:span text:style-name="Source_20_Text">}</text:span></text:p>
          <text:p text:style-name="P3"/>
          <text:p text:style-name="P3"><text:span text:style-name="Source_20_Text">$car = new Car();</text:span></text:p>
          <text:p text:style-name="P3"><text:span text:style-name="Source_20_Text">$car-&gt;setModel("Toyota");</text:span></text:p>
          <text:p text:style-name="P3"><text:span text:style-name="Source_20_Text">echo $car-&gt;getModel(); // Output: Toyota</text:span></text:p>
          <text:p text:style-name="P4"><text:span text:style-name="Source_20_Text">// echo $car-&gt;model; // Ошибка доступа, $model приватное свойство</text:span></text:p>
        </text:list-item>
        <text:list-item>
          <text:p text:style-name="P2"><text:span text:style-name="Strong_20_Emphasis">Использование геттеров и сеттеров:</text:span> Это методы класса, которые используются для установки (set) и получения (get) значений приватных свойств. Они позволяют контролировать доступ к свойствам и могут включать проверку значений перед установкой.</text:p>
          <text:p text:style-name="P3">php</text:p>
          <text:p text:style-name="P3">Copy code</text:p>
          <text:p text:style-name="P3"><text:span text:style-name="Source_20_Text">class Person {</text:span></text:p>
          <text:p text:style-name="P3"><text:span text:style-name="Source_20_Text"><text:s text:c="4"/>private $name;</text:span></text:p>
          <text:p text:style-name="P3"/>
          <text:p text:style-name="P3"><text:span text:style-name="Source_20_Text"><text:s text:c="4"/>public function setName($name) {</text:span></text:p>
          <text:p text:style-name="P3"><text:span text:style-name="Source_20_Text"><text:s text:c="8"/>// Можно добавить проверку на допустимость имени</text:span></text:p>
          <text:p text:style-name="P3"><text:span text:style-name="Source_20_Text"><text:s text:c="8"/>$this-&gt;name = $name;</text:span></text:p>
          <text:p text:style-name="P3"><text:span text:style-name="Source_20_Text"><text:s text:c="4"/>}</text:span></text:p>
          <text:p text:style-name="P3"/>
          <text:p text:style-name="P3"><text:span text:style-name="Source_20_Text"><text:s text:c="4"/>public function getName() {</text:span></text:p>
          <text:p text:style-name="P3"><text:span text:style-name="Source_20_Text"><text:s text:c="8"/>return $this-&gt;name;</text:span></text:p>
          <text:p text:style-name="P3"><text:span text:style-name="Source_20_Text"><text:s text:c="4"/>}</text:span></text:p>
          <text:p text:style-name="P3"><text:span text:style-name="Source_20_Text">}</text:span></text:p>
          <text:p text:style-name="P3"/>
          <text:p text:style-name="P3"><text:span text:style-name="Source_20_Text">$person = new Person();</text:span></text:p>
          <text:p text:style-name="P3"><text:span text:style-name="Source_20_Text">$person-&gt;setName("John Doe");</text:span></text:p>
          <text:p text:style-name="P3"><text:span text:style-name="Source_20_Text">echo $person-&gt;getName(); // Output: John Doe</text:span></text:p>
          <text:p text:style-name="P4"><text:span text:style-name="Source_20_Text">// $person-&gt;name = "Jane Doe"; // Ошибка доступа, $name приватное свойство</text:span></text:p>
        </text:list-item>
        <text:list-item>
          <text:p text:style-name="P2"><text:span text:style-name="Strong_20_Emphasis">Использование интерфейсов и абстрактных классов:</text:span> Инкапсуляция может также применяться через интерфейсы и абстрактные классы. Это позволяет определить общие методы и свойства для группы классов, ограничивая доступ к деталям их реализации.</text:p>
          <text:p text:style-name="P3">php</text:p>
          <text:p text:style-name="P3"><text:soft-page-break/>Copy code</text:p>
          <text:p text:style-name="P3"><text:span text:style-name="Source_20_Text">interface Shape {</text:span></text:p>
          <text:p text:style-name="P3"><text:span text:style-name="Source_20_Text"><text:s text:c="4"/>public function getArea();</text:span></text:p>
          <text:p text:style-name="P3"><text:span text:style-name="Source_20_Text">}</text:span></text:p>
          <text:p text:style-name="P3"/>
          <text:p text:style-name="P3"><text:span text:style-name="Source_20_Text">class Circle implements Shape {</text:span></text:p>
          <text:p text:style-name="P3"><text:span text:style-name="Source_20_Text"><text:s text:c="4"/>private $radius;</text:span></text:p>
          <text:p text:style-name="P3"/>
          <text:p text:style-name="P3"><text:span text:style-name="Source_20_Text"><text:s text:c="4"/>public function __construct($radius) {</text:span></text:p>
          <text:p text:style-name="P3"><text:span text:style-name="Source_20_Text"><text:s text:c="8"/>$this-&gt;radius = $radius;</text:span></text:p>
          <text:p text:style-name="P3"><text:span text:style-name="Source_20_Text"><text:s text:c="4"/>}</text:span></text:p>
          <text:p text:style-name="P3"/>
          <text:p text:style-name="P3"><text:span text:style-name="Source_20_Text"><text:s text:c="4"/>public function getArea() {</text:span></text:p>
          <text:p text:style-name="P3"><text:span text:style-name="Source_20_Text"><text:s text:c="8"/>return pi() * pow($this-&gt;radius, 2);</text:span></text:p>
          <text:p text:style-name="P3"><text:span text:style-name="Source_20_Text"><text:s text:c="4"/>}</text:span></text:p>
          <text:p text:style-name="P3"><text:span text:style-name="Source_20_Text">}</text:span></text:p>
          <text:p text:style-name="P3"/>
          <text:p text:style-name="P3"><text:span text:style-name="Source_20_Text">$circle = new Circle(5);</text:span></text:p>
          <text:p text:style-name="P3"><text:span text:style-name="Source_20_Text">echo $circle-&gt;getArea(); // Output: 78.54</text:span></text:p>
          <text:p text:style-name="P4"><text:span text:style-name="Source_20_Text">// echo $circle-&gt;radius; // Ошибка доступа, $radius приватное свойство</text:span></text:p>
        </text:list-item>
      </text:list>
      <text:p text:style-name="Text_20_body">В каждом из этих примеров данные и функциональность объектов инкапсулированы, что обеспечивает безопасность и эффективность в программировании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4-05-01T02:20:28.89</dc:date>
    <meta:document-statistic meta:table-count="0" meta:image-count="0" meta:object-count="0" meta:page-count="2" meta:paragraph-count="56" meta:word-count="278" meta:character-count="2079"/>
    <dc:creator>Dima Wide</dc:creator>
    <meta:user-defined meta:name="Info 1"/>
    <meta:user-defined meta:name="Info 2"/>
    <meta:user-defined meta:name="Info 3"/>
    <meta:user-defined meta:name="Info 4"/>
  </office:meta>
</office:document-meta>
</file>